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us êtes au bénéfice de la réduction de vos primes de l'assurance-maladie des soins obligatoire jusqu'au 31 décembre de cette année en tant que bénéficiaire de prestations complémentaires à l'AVS/AI, nous avons le plaisir de vous annoncer que nous pouvons vous allouer la(les) contribution(s) mensuelle(s) suivantes(s), correspondant au montant de la prime %=RELATIV1=% la plus avantageuse de tous les assureurs reconnus dans le canton du Jura :</text:p>
      <text:p text:style-name="P16">%#include AM_SUBSIDES4_2015#%</text:p>
      <text:p text:style-name="P16"/>
      <text:p text:style-name="P16">%#include AM_INFO6#%</text:p>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m</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7-10-25T13:43:59.68</dc:date>
    <meta:print-date>2003-09-10T06:53:00</meta:print-date>
    <meta:editing-cycles>122</meta:editing-cycles>
    <meta:editing-duration>PT7H40M23S</meta:editing-duration>
    <meta:document-statistic meta:table-count="0" meta:image-count="2" meta:object-count="0" meta:page-count="2" meta:paragraph-count="34" meta:word-count="305" meta:character-count="222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